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teřino,</text:p>
      <text:p text:style-name="Normal">v tento den plný srdcí a květů, vzpomněl jsem na naše společné zvířecí znamení, Býka, které nás spojuje pevnějším poutem, než by si mnozí dokázali představit. Jako Býci, sdílíme sílu, vytrvalost a ojedinělou schopnost vidět krásu a pravdu v každé situaci.</text:p>
      <text:p text:style-name="Normal">Mé přání pro tebe, Kateřino, je, aby ti tvůj anděl strážný Uriel vždy osvětloval cestu k pravdě, chránil tě před klamem a vedl ke klidným vodám čistého rozumu a lásky. Ať každý den najdeš sílu ve své vnitřní pevnosti a lásku v jednoduchých pravdách, které nás obklopují. Nechť spojení duší Býka a ochrana Uriela přinesou do tvého života harmonii a štěstí.</text:p>
      <text:p text:style-name="Normal">S láskou, v tento den i ve všechny příš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